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2.0752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0.2626in"/>
    </style:style>
    <style:style style:name="co12" style:family="table-column">
      <style:table-column-properties fo:break-before="auto" style:column-width="0.2693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8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5" style:family="table-cell" style:parent-style-name="Default"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end" css3t:text-justify="auto" fo:margin-left="0in" style:writing-mode="page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41" style:family="table-cell" style:parent-style-name="Default">
      <style:text-properties style:font-name="Liberation Serif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/>
    </style:style>
    <style:style style:name="ce43" style:family="table-cell" style:parent-style-name="Default">
      <style:text-properties style:font-name="Liberation Seri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able-cell-properties fo:background-color="#ffff00"/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 table:print-ranges="'Sheet 1'.A1:'Sheet 1'.I6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32"/>
        <table:table-column table:style-name="co5" table:default-cell-style-name="ce5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32"/>
        <table:table-column table:style-name="co9" table:number-columns-repeated="1015" table:default-cell-style-name="ce11"/>
        <table:table-row table:style-name="ro1">
          <table:table-cell table:style-name="ce1" table:number-columns-repeated="2"/>
          <table:table-cell table:style-name="ce7"/>
          <table:table-cell table:style-name="ce30" office:value-type="string" calcext:value-type="string">
            <text:p>Trang</text:p>
          </table:table-cell>
          <table:table-cell/>
          <table:table-cell table:style-name="ce1" table:number-columns-repeated="2"/>
          <table:table-cell table:style-name="ce7"/>
          <table:table-cell table:style-name="ce30" office:value-type="string" calcext:value-type="string">
            <text:p>Trang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3,52-57</text:p>
          </table:table-cell>
          <table:table-cell table:style-name="ce8" office:value-type="string" calcext:value-type="string">
            <text:p>Dâng Lời Ca Ngợi</text:p>
          </table:table-cell>
          <table:table-cell table:style-name="ce31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4" calcext:value-type="float">
            <text:p>84</text:p>
          </table:table-cell>
          <table:table-cell table:style-name="ce9" office:value-type="string" calcext:value-type="string">
            <text:p>Ơn Ngài Cứu Độ</text:p>
          </table:table-cell>
          <table:table-cell table:style-name="ce31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Is.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Hãy Reo Mừng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Chúa Rất Nhân Hậu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1,46-54</text:p>
          </table:table-cell>
          <table:table-cell table:style-name="ce9" office:value-type="string" calcext:value-type="string">
            <text:p>Ngợi Khen Chúa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8" calcext:value-type="float">
            <text:p>88</text:p>
          </table:table-cell>
          <table:table-cell table:style-name="ce9" office:value-type="string" calcext:value-type="string">
            <text:p>Ân Nghĩa Chúa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iểm Tin Vào Chúa</text:p>
          </table:table-cell>
          <table:table-cell table:style-name="ce31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8" calcext:value-type="float">
            <text:p>88</text:p>
          </table:table-cell>
          <table:table-cell table:style-name="ce8" office:value-type="string" calcext:value-type="string">
            <text:p>Dòng Dõi Trường Tồn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Nhan Thánh Chúa</text:p>
          </table:table-cell>
          <table:table-cell table:style-name="ce31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9" calcext:value-type="float">
            <text:p>89</text:p>
          </table:table-cell>
          <table:table-cell table:style-name="ce8" office:value-type="string" calcext:value-type="string">
            <text:p>Tình Chúa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Thiên Chúa Chúng Con</text:p>
          </table:table-cell>
          <table:table-cell table:style-name="ce31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0" calcext:value-type="float">
            <text:p>90</text:p>
          </table:table-cell>
          <table:table-cell table:style-name="ce9" office:value-type="string" calcext:value-type="string">
            <text:p>Xin Chúa Ở Kề Bên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Tv.</text:p>
          </table:table-cell>
          <table:table-cell table:style-name="ce13" office:value-type="float" office:value="9" calcext:value-type="float">
            <text:p>9</text:p>
          </table:table-cell>
          <table:table-cell table:style-name="ce10" office:value-type="string" calcext:value-type="string">
            <text:p>Hãy Dâng Lên Chúa</text:p>
          </table:table-cell>
          <table:table-cell table:style-name="ce31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1" calcext:value-type="float">
            <text:p>91</text:p>
          </table:table-cell>
          <table:table-cell table:style-name="ce8" office:value-type="string" calcext:value-type="string">
            <text:p>Tạ Ơn Chúa</text:p>
          </table:table-cell>
          <table:table-cell table:style-name="ce3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Nguồn Cứu Độ</text:p>
          </table:table-cell>
          <table:table-cell table:style-name="ce31" office:value-type="float" office:value="103" calcext:value-type="float">
            <text:p>10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2" calcext:value-type="float">
            <text:p>92</text:p>
          </table:table-cell>
          <table:table-cell table:style-name="ce8" office:value-type="string" calcext:value-type="string">
            <text:p>Đức Thánh Quân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Ai Được Cư Ngụ</text:p>
          </table:table-cell>
          <table:table-cell table:style-name="ce31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4" calcext:value-type="float">
            <text:p>94</text:p>
          </table:table-cell>
          <table:table-cell table:style-name="ce8" office:value-type="string" calcext:value-type="string">
            <text:p>Hãy Nghe Lời Chúa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húa là Gia Nghiệp</text:p>
          </table:table-cell>
          <table:table-cell table:style-name="ce3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5" calcext:value-type="float">
            <text:p>95</text:p>
          </table:table-cell>
          <table:table-cell table:style-name="ce9" office:value-type="string" calcext:value-type="string">
            <text:p>Hãy Kể Cho Muôn Dân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Xin Chỉ Dạy Con</text:p>
          </table:table-cell>
          <table:table-cell table:style-name="ce31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6" calcext:value-type="float">
            <text:p>96</text:p>
          </table:table-cell>
          <table:table-cell table:style-name="ce9" office:value-type="string" calcext:value-type="string">
            <text:p>Ánh Sáng Bừng Lên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Thức Giấc Rồi</text:p>
          </table:table-cell>
          <table:table-cell table:style-name="ce31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7" calcext:value-type="float">
            <text:p>97</text:p>
          </table:table-cell>
          <table:table-cell table:style-name="ce9" office:value-type="string" calcext:value-type="string">
            <text:p>Trước Mặt Chư Dân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Người Là Núi Đá</text:p>
          </table:table-cell>
          <table:table-cell table:style-name="ce31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9" calcext:value-type="float">
            <text:p>99</text:p>
          </table:table-cell>
          <table:table-cell table:style-name="ce8" office:value-type="string" calcext:value-type="string">
            <text:p>Ta Là Dân Tộc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Giới Luật Chúa</text:p>
          </table:table-cell>
          <table:table-cell table:style-name="ce31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Ân Tình Chúa</text:p>
          </table:table-cell>
          <table:table-cell table:style-name="ce31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Lời Ban Hạnh Phúc</text:p>
          </table:table-cell>
          <table:table-cell table:style-name="ce31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Chúa Nhân Hậu Từ Bi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âng Lời Ca Tụng</text:p>
          </table:table-cell>
          <table:table-cell table:style-name="ce31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Công Trình Của Chúa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Sao Nỡ Bỏ Con</text:p>
          </table:table-cell>
          <table:table-cell table:style-name="ce31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Xin Ngự Đến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húa Chăn Dắt Tôi</text:p>
          </table:table-cell>
          <table:table-cell table:style-name="ce31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6" calcext:value-type="float">
            <text:p>106</text:p>
          </table:table-cell>
          <table:table-cell table:style-name="ce8" office:value-type="string" calcext:value-type="string">
            <text:p>Vẫn Trọn Tình Thương</text:p>
          </table:table-cell>
          <table:table-cell table:style-name="ce31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Chúa Đến</text:p>
          </table:table-cell>
          <table:table-cell table:style-name="ce31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Con Là Thượng Tế</text:p>
          </table:table-cell>
          <table:table-cell table:style-name="ce31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Vua Vinh Hiển</text:p>
          </table:table-cell>
          <table:table-cell table:style-name="ce31"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1" calcext:value-type="float">
            <text:p>111</text:p>
          </table:table-cell>
          <table:table-cell table:style-name="ce8" office:value-type="string" calcext:value-type="string">
            <text:p>Người Công Chính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Con Hướng Lòng Lên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2" calcext:value-type="float">
            <text:p>112</text:p>
          </table:table-cell>
          <table:table-cell table:style-name="ce8" office:value-type="string" calcext:value-type="string">
            <text:p>Ca Ngợi Chúa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Hướng Về Chúa</text:p>
          </table:table-cell>
          <table:table-cell table:style-name="ce31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4" calcext:value-type="float">
            <text:p>114</text:p>
          </table:table-cell>
          <table:table-cell table:style-name="ce8" office:value-type="string" calcext:value-type="string">
            <text:p>Tôi Sẽ Bước Đi</text:p>
          </table:table-cell>
          <table:table-cell table:style-name="ce31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Xin Dạy Bảo Con</text:p>
          </table:table-cell>
          <table:table-cell table:style-name="ce31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Chén Hồng Ân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Xin Hãy Nhớ</text:p>
          </table:table-cell>
          <table:table-cell table:style-name="ce31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Trước Nhan Chúa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Nguồn Ánh Sáng</text:p>
          </table:table-cell>
          <table:table-cell table:style-name="ce31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Rao Giảng Tin Mừng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Chúa Ban Phúc Lành</text:p>
          </table:table-cell>
          <table:table-cell table:style-name="ce31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Cảm Tạ Chúa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án Dương Ngài</text:p>
          </table:table-cell>
          <table:table-cell table:style-name="ce31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Hạnh Phúc Thay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Như Đá Tảng</text:p>
          </table:table-cell>
          <table:table-cell table:style-name="ce31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Luật Pháp Chúa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Chúa Là Nơi Con Ẩn Náu</text:p>
          </table:table-cell>
          <table:table-cell table:style-name="ce31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0" calcext:value-type="float">
            <text:p>120</text:p>
          </table:table-cell>
          <table:table-cell table:style-name="ce8" office:value-type="string" calcext:value-type="string">
            <text:p>Ơn Phù Trợ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Hy Vọng Nơi Ngài</text:p>
          </table:table-cell>
          <table:table-cell table:style-name="ce31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1" calcext:value-type="float">
            <text:p>121</text:p>
          </table:table-cell>
          <table:table-cell table:style-name="ce14" office:value-type="string" calcext:value-type="string">
            <text:p>Ta Vui Mừng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Hãy Nghiệm Xem</text:p>
          </table:table-cell>
          <table:table-cell table:style-name="ce31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2" calcext:value-type="float">
            <text:p>122</text:p>
          </table:table-cell>
          <table:table-cell table:style-name="ce8" office:value-type="string" calcext:value-type="string">
            <text:p>Nhìn Lên Chúa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.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Này Con Xin Đến</text:p>
          </table:table-cell>
          <table:table-cell table:style-name="ce31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5" calcext:value-type="float">
            <text:p>125</text:p>
          </table:table-cell>
          <table:table-cell table:style-name="ce8" office:value-type="string" calcext:value-type="string">
            <text:p>Chúa Đối Xử Đại Lượng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Xin Thương Tình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5" calcext:value-type="float">
            <text:p>125</text:p>
          </table:table-cell>
          <table:table-cell table:style-name="ce9" office:value-type="string" calcext:value-type="string">
            <text:p>Một Niềm Vui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Nữ Hoàng Bên Hữu Thánh Vương</text:p>
          </table:table-cell>
          <table:table-cell table:style-name="ce31" office:value-type="float" office:value="106" calcext:value-type="float">
            <text:p>10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7" calcext:value-type="float">
            <text:p>127</text:p>
          </table:table-cell>
          <table:table-cell table:style-name="ce9" office:value-type="string" calcext:value-type="string">
            <text:p>Kính Sợ Chúa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.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Dòng Sông</text:p>
          </table:table-cell>
          <table:table-cell table:style-name="ce31"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9" calcext:value-type="float">
            <text:p>129</text:p>
          </table:table-cell>
          <table:table-cell table:style-name="ce8" office:value-type="string" calcext:value-type="string">
            <text:p>Chúa Từ Ái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Chúa Lên Trời</text:p>
          </table:table-cell>
          <table:table-cell table:style-name="ce31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0" calcext:value-type="float">
            <text:p>130</text:p>
          </table:table-cell>
          <table:table-cell table:style-name="ce8" office:value-type="string" calcext:value-type="string">
            <text:p>Xin Chúa Giữ Gìn</text:p>
          </table:table-cell>
          <table:table-cell table:style-name="ce31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Sống Đời Hoàn Hảo</text:p>
          </table:table-cell>
          <table:table-cell table:style-name="ce31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5" calcext:value-type="float">
            <text:p>135</text:p>
          </table:table-cell>
          <table:table-cell table:style-name="ce8" office:value-type="string" calcext:value-type="string">
            <text:p>Trọn Tình Thương</text:p>
          </table:table-cell>
          <table:table-cell table:style-name="ce31"/>
          <table:table-cell/>
          <table:table-cell table:style-name="ce39" office:value-type="string" calcext:value-type="string">
            <text:p>Tv. 135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string" calcext:value-type="string">
            <text:p>Tôi Sẽ Trỗi Dậy</text:p>
          </table:table-cell>
          <table:table-cell table:style-name="ce31"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6" calcext:value-type="float">
            <text:p>136</text:p>
          </table:table-cell>
          <table:table-cell table:style-name="ce8" office:value-type="string" calcext:value-type="string">
            <text:p>Bờ Sông Babylon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Xin Dủ Lòng Xót Thương</text:p>
          </table:table-cell>
          <table:table-cell table:style-name="ce31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7" calcext:value-type="float">
            <text:p>137</text:p>
          </table:table-cell>
          <table:table-cell table:style-name="ce8" office:value-type="string" calcext:value-type="string">
            <text:p>Chúa Vẫn Yêu Thương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Xin Tái Tạo Lòng Con</text:p>
          </table:table-cell>
          <table:table-cell table:style-name="ce31"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7" calcext:value-type="float">
            <text:p>137</text:p>
          </table:table-cell>
          <table:table-cell table:style-name="ce8" office:value-type="string" calcext:value-type="string">
            <text:p>Con Kêu Cầu Chúa</text:p>
          </table:table-cell>
          <table:table-cell table:style-name="ce31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Vận Mạng Con</text:p>
          </table:table-cell>
          <table:table-cell table:style-name="ce31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8" calcext:value-type="float">
            <text:p>138</text:p>
          </table:table-cell>
          <table:table-cell table:style-name="ce8" office:value-type="string" calcext:value-type="string">
            <text:p>Chúa Đã Dựng Nên Con</text:p>
          </table:table-cell>
          <table:table-cell table:style-name="ce31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ong Thiên Chúa</text:p>
          </table:table-cell>
          <table:table-cell table:style-name="ce31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13" office:value-type="float" office:value="144" calcext:value-type="float">
            <text:p>144</text:p>
          </table:table-cell>
          <table:table-cell table:style-name="ce8" office:value-type="string" calcext:value-type="string">
            <text:p>Chúa Mở Tay Ban</text:p>
          </table:table-cell>
          <table:table-cell table:style-name="ce31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Hồn Con Khao Khát Chúa</text:p>
          </table:table-cell>
          <table:table-cell table:style-name="ce31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13" office:value-type="float" office:value="144" calcext:value-type="float">
            <text:p>144</text:p>
          </table:table-cell>
          <table:table-cell table:style-name="ce8" office:value-type="string" calcext:value-type="string">
            <text:p>Chúa Sống Bên Con</text:p>
          </table:table-cell>
          <table:table-cell table:style-name="ce31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Gieo Vào Trái Đất</text:p>
          </table:table-cell>
          <table:table-cell table:style-name="ce31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4" calcext:value-type="float">
            <text:p>144</text:p>
          </table:table-cell>
          <table:table-cell table:style-name="ce8" office:value-type="string" calcext:value-type="string">
            <text:p>Chúc Tụng Chúa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Hãy Reo Mừng Thiên Chúa</text:p>
          </table:table-cell>
          <table:table-cell table:style-name="ce31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8" office:value-type="string" calcext:value-type="string">
            <text:p>Ca Tụng Chúa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Ca Tụng Chúa</text:p>
          </table:table-cell>
          <table:table-cell table:style-name="ce31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8" office:value-type="string" calcext:value-type="string">
            <text:p>Ca Tụng Chúa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Vì Yêu Thương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9" office:value-type="string" calcext:value-type="string">
            <text:p>Xin Ngài Ngự Đến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Tìm Chúa</text:p>
          </table:table-cell>
          <table:table-cell table:style-name="ce31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6" calcext:value-type="float">
            <text:p>146</text:p>
          </table:table-cell>
          <table:table-cell table:style-name="ce8" office:value-type="string" calcext:value-type="string">
            <text:p>Ca Tụng Chúa Đi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Con Sẽ Loan Truyền</text:p>
          </table:table-cell>
          <table:table-cell table:style-name="ce31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7" calcext:value-type="float">
            <text:p>147</text:p>
          </table:table-cell>
          <table:table-cell table:style-name="ce9" office:value-type="string" calcext:value-type="string">
            <text:p>Giêrusalem Hãy Tán Tụng Chúa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Chúa Hiển Linh</text:p>
          </table:table-cell>
          <table:table-cell table:style-name="ce31" office:value-type="float" office:value="18" calcext:value-type="float">
            <text:p>18</text:p>
          </table:table-cell>
          <table:table-cell/>
          <table:table-cell table:style-name="ce12" table:number-columns-repeated="2"/>
          <table:table-cell table:style-name="ce8" office:value-type="string" calcext:value-type="string">
            <text:p>Ca Tiếp Liên CTT Hiện Xuống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Công Chính Và Hòa Bình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âu Đáp Tung Hô</text:p>
          </table:table-cell>
          <table:table-cell table:style-name="ce31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Bánh Bởi Trời</text:p>
          </table:table-cell>
          <table:table-cell table:style-name="ce31" office:value-type="float" office:value="78" calcext:value-type="float">
            <text:p>78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húa Gọi Con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Dân Chúa Hỡi</text:p>
          </table:table-cell>
          <table:table-cell table:style-name="ce31" office:value-type="float" office:value="107" calcext:value-type="float">
            <text:p>107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ùng Dâng</text:p>
          </table:table-cell>
          <table:table-cell table:style-name="ce31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Vườn Nho Của Chúa</text:p>
          </table:table-cell>
          <table:table-cell table:style-name="ce31" office:value-type="float" office:value="89" calcext:value-type="float">
            <text:p>89</text:p>
          </table:table-cell>
          <table:table-cell/>
          <table:table-cell table:style-name="ce4" table:number-columns-repeated="2"/>
          <table:table-cell table:style-name="ce10" office:value-type="string" calcext:value-type="string">
            <text:p>Dân Chúa Hỡi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9" calcext:value-type="float">
            <text:p>79</text:p>
          </table:table-cell>
          <table:table-cell table:style-name="ce9" office:value-type="string" calcext:value-type="string">
            <text:p>Xin Hồi Phục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style-name="ce15" office:value-type="string" calcext:value-type="string">
            <text:p>Halleluia Mùa Giáng Sinh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Reo Vui Lên</text:p>
          </table:table-cell>
          <table:table-cell table:style-name="ce31" office:value-type="float" office:value="62" calcext:value-type="float">
            <text:p>62</text:p>
          </table:table-cell>
          <table:table-cell/>
          <table:table-cell table:style-name="ce4" table:number-columns-repeated="2"/>
          <table:table-cell table:style-name="ce16" office:value-type="string" calcext:value-type="string">
            <text:p>Halleluia Mùa Thường Niên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15" office:value-type="string" calcext:value-type="string">
            <text:p>Halleluia Mùa Vọng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style-name="ce30" office:value-type="string" calcext:value-type="string">
            <text:p>Trang</text:p>
          </table:table-cell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Kinh Lạy Cha</text:p>
          </table:table-cell>
          <table:table-cell table:style-name="ce31" office:value-type="float" office:value="111" calcext:value-type="float">
            <text:p>111</text:p>
          </table:table-cell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Lạy Chúa Giêsu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Mẹ Vẫn Yêu Thương</text:p>
          </table:table-cell>
          <table:table-cell table:style-name="ce31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Ngàn Lời Ca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Phần Kết Kinh Nguyện Thánh Thể</text:p>
          </table:table-cell>
          <table:table-cell table:style-name="ce31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Suy Tôn Thánh Giá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heo Ánh Sao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ung Hô Tin Mừng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uyên Tín</text:p>
          </table:table-cell>
          <table:table-cell table:style-name="ce31" office:value-type="float" office:value="112" calcext:value-type="float">
            <text:p>112</text:p>
          </table:table-cell>
          <table:table-cell table:number-columns-repeated="1020"/>
        </table:table-row>
        <table:table-row table:style-name="ro1" table:number-rows-repeated="6">
          <table:table-cell table:style-name="ce5" table:number-columns-repeated="3"/>
          <table:table-cell table:style-name="ce33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h PV" table:style-name="ta2">
        <office:forms form:automatic-focus="false" form:apply-design-mode="false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4"/>
        <table:table-column table:style-name="co14" table:default-cell-style-name="ce44"/>
        <table:table-column table:style-name="co15" table:number-columns-repeated="1019" table:default-cell-style-name="ce41"/>
        <table:table-row table:style-name="ro2">
          <table:table-cell table:style-name="ce40" office:value-type="string" calcext:value-type="string" table:number-columns-spanned="6" table:number-rows-spanned="1">
            <text:p>MỤC LỤC</text:p>
          </table:table-cell>
          <table:covered-table-cell table:number-columns-repeated="2" table:style-name="ce43"/>
          <table:covered-table-cell table:number-columns-repeated="2" table:style-name="ce45"/>
          <table:covered-table-cell table:style-name="ce4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,4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MV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GIÁNG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Vọ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Đêm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Sá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Ngày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Gia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 2 GS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ển Linh Tv.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Chúa Chịu Phép Rửa Tv. 2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GS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MÙA CHA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Tro</text:p>
          </table:table-cell>
          <table:table-cell/>
          <table:table-cell table:style-name="ce44"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Lá</text:p>
          </table:table-cell>
          <table:table-cell/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PHỤC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3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4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Thăng Thiên</text:p>
          </table:table-cell>
          <table:table-cell table:number-columns-repeated="3"/>
          <table:table-cell office:value-type="string" calcext:value-type="string">
            <text:p>Tv. 4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ện Xuống</text:p>
          </table:table-cell>
          <table:table-cell table:number-columns-repeated="3"/>
          <table:table-cell office:value-type="string" calcext:value-type="string">
            <text:p>Tv. 103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 tiếp liên CTT Hiện Xuống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UYỀN THỐ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uyên đán</text:p>
          </table:table-cell>
          <table:table-cell table:number-columns-repeated="2"/>
          <table:table-cell office:value-type="string" calcext:value-type="string">
            <text:p>Tv. 8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2 Tết</text:p>
          </table:table-cell>
          <table:table-cell table:number-columns-repeated="2"/>
          <table:table-cell office:value-type="string" calcext:value-type="string">
            <text:p>Tv. 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3 Tết</text:p>
          </table:table-cell>
          <table:table-cell table:number-columns-repeated="2"/>
          <table:table-cell office:value-type="string" calcext:value-type="string">
            <text:p>Tv. 103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rung thu</text:p>
          </table:table-cell>
          <table:table-cell table:number-columns-repeated="2"/>
          <table:table-cell office:value-type="string" calcext:value-type="string">
            <text:p>Tv. 135</text:p>
          </table:table-cell>
          <table:table-cell table:style-name="ce59"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ỤNG V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úa Ba Ngôi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3,5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hể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âm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TN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LỄ THEO NGÀ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aria mẹ TC</text:p>
          </table:table-cell>
          <table:table-cell table:number-columns-repeated="2"/>
          <table:table-cell office:value-type="string" calcext:value-type="string">
            <text:p>Tv. 66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Hiển Dung</text:p>
          </table:table-cell>
          <table:table-cell table:number-columns-repeated="2"/>
          <table:table-cell office:value-type="string" calcext:value-type="string">
            <text:p>Tv. 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g Chúa</text:p>
          </table:table-cell>
          <table:table-cell table:number-columns-repeated="2"/>
          <table:table-cell office:value-type="string" calcext:value-type="string">
            <text:p>Tv. 23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use</text:p>
          </table:table-cell>
          <table:table-cell table:number-columns-repeated="2"/>
          <table:table-cell office:value-type="string" calcext:value-type="string">
            <text:p>Tv. 8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Vọng SN Thánh JB. Tv. 7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oan</text:p>
          </table:table-cell>
          <table:table-cell table:number-columns-repeated="2"/>
          <table:table-cell office:value-type="string" calcext:value-type="string">
            <text:p>Tv. 138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Phêrô &amp; Phaolô Tv. 3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Têrêsa Tv. 13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ề Trời</text:p>
          </table:table-cell>
          <table:table-cell table:number-columns-repeated="2"/>
          <table:table-cell office:value-type="string" calcext:value-type="string">
            <text:p>Tv. 44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y Tôn Thánh Giá Tv. 7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ác Linh Hồn</text:p>
          </table:table-cell>
          <table:table-cell table:number-columns-repeated="2"/>
          <table:table-cell office:value-type="string" calcext:value-type="string">
            <text:p>Tv. 2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ân Côi</text:p>
          </table:table-cell>
          <table:table-cell table:number-columns-repeated="2"/>
          <table:table-cell office:value-type="string" calcext:value-type="string">
            <text:p>Lc. 1,46-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ử Đạo VN</text:p>
          </table:table-cell>
          <table:table-cell table:number-columns-repeated="2"/>
          <table:table-cell office:value-type="string" calcext:value-type="string">
            <text:p>Tv. 12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ô Nhiễm</text:p>
          </table:table-cell>
          <table:table-cell table:number-columns-repeated="2"/>
          <table:table-cell office:value-type="string" calcext:value-type="string">
            <text:p>Tv. 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ầu Ơn Tha Tội Tv. 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6" table:number-rows-spanned="1">
            <text:p>CA NGUYỆ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úa Gọi Con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ùng Dâng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 Chúa Hỡi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ẫn Yêu Thương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àn Lời Ca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uyên Tín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eo Ánh Sao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0:11:05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4T10:15:04.904000000</dc:date>
    <meta:generator>LibreOffice/7.1.4.2$Windows_X86_64 LibreOffice_project/a529a4fab45b75fefc5b6226684193eb000654f6</meta:generator>
    <meta:editing-duration>PT2H42M16S</meta:editing-duration>
    <meta:editing-cycles>24</meta:editing-cycles>
    <meta:print-date>2021-07-23T20:58:50.571000000</meta:print-date>
    <meta:document-statistic meta:table-count="2" meta:cell-count="1281" meta:object-count="0"/>
    <meta:user-defined meta:name="AppVersion">16.0300</meta:user-defined>
  </office:meta>
</office:document-meta>
</file>